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text>d</mtext>
        <mrow>
          <mtext>d</mtext>
          <mi>t</mi>
        </mrow>
      </mfrac>
      <mfenced open="(" close=")">
        <mrow>
          <msubsup>
            <mi>W</mi>
            <mi>V</mi>
            <mrow>
              <mo stretchy="false">(</mo>
              <mrow>
                <mtext>mech</mtext>
              </mrow>
              <mo stretchy="false">)</mo>
            </mrow>
          </msubsup>
          <mrow>
            <mi/>
            <mo stretchy="false">+</mo>
            <mi/>
          </mrow>
          <msubsup>
            <mi>W</mi>
            <mi>V</mi>
            <mrow>
              <mo stretchy="false">(</mo>
              <mrow>
                <mtext>Feld</mtext>
              </mrow>
              <mo stretchy="false">)</mo>
            </mrow>
          </msubsup>
        </mrow>
      </mfenced>
      <mrow>
        <mi/>
        <mo stretchy="false">=</mo>
        <mrow>
          <mi/>
          <mo stretchy="false">−</mo>
          <mrow>
            <munder>
              <mo stretchy="false">∫</mo>
              <mrow>
                <mi>S</mi>
                <mrow>
                  <mo stretchy="false">(</mo>
                  <mrow>
                    <mi>V</mi>
                  </mrow>
                  <mo stretchy="false">)</mo>
                </mrow>
              </mrow>
            </munder>
            <mtext>d</mtext>
          </mrow>
        </mrow>
      </mrow>
      <mstyle mathvariant="bold">
        <mrow>
          <mi>f</mi>
        </mrow>
      </mstyle>
      <mrow>
        <mi/>
        <mo stretchy="false">⋅</mo>
        <mi/>
      </mrow>
      <mstyle mathvariant="bold">
        <mrow>
          <mi>S</mi>
        </mrow>
      </mstyle>
    </mrow>
    <annotation encoding="StarMath 5.0">"d" over {"d" t} left ( W ^("mech")_V `+` W^("Feld")_V right )  `=` - int from {S(V)} "d" bold f `cdot` bold 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51:51.070000000</meta:creation-date>
    <meta:generator>LibreOffice/4.1.4.2$Windows_x86 LibreOffice_project/0a0440ccc0227ad9829de5f46be37cfb6edcf72</meta:generator>
  </office:meta>
</office:document-meta>
</file>